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a6" draw:textarea-horizontal-align="justify" draw:textarea-vertical-align="middle" draw:auto-grow-height="false" fo:min-height="1.655cm" fo:min-width="3.31cm" loext:decorative="false"/>
    </style:style>
    <style:style style:name="gr2" style:family="graphic" style:parent-style-name="standard">
      <style:graphic-properties draw:fill="solid" draw:fill-color="#ffffa6" draw:textarea-horizontal-align="justify" draw:textarea-vertical-align="middle" draw:auto-grow-height="false" fo:min-height="1.773cm" fo:min-width="2.99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5.532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fill="solid" draw:fill-color="#ffffa6" draw:textarea-horizontal-align="justify" draw:textarea-vertical-align="middle" draw:auto-grow-height="false" fo:min-height="2.138cm" fo:min-width="2.67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1" style:family="paragraph">
      <loext:graphic-properties draw:fill="solid" draw:fill-color="#ffffa6"/>
      <style:paragraph-properties fo:text-align="center"/>
    </style:style>
    <style:style style:name="P2" style:family="paragraph">
      <style:paragraph-properties fo:text-align="center"/>
      <style:text-properties fo:font-size="14pt" fo:font-weight="bold"/>
    </style:style>
    <style:style style:name="P3" style:family="paragraph">
      <style:paragraph-properties fo:text-align="center" style:writing-mode="lr-tb"/>
      <style:text-properties fo:font-size="14pt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solid" draw:fill-color="#ffffa6"/>
      <style:paragraph-properties fo:text-align="center" style:writing-mode="lr-tb"/>
      <style:text-properties fo:font-size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0pt"/>
    </style:style>
    <style:style style:name="T1" style:family="text">
      <style:text-properties fo:font-size="14pt" fo:font-weight="bold"/>
    </style:style>
    <style:style style:name="T2" style:family="text">
      <style:text-properties fo:font-size="10pt" fo:font-weight="bold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05cm" svg:x="10.922cm" svg:y="3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92cm" svg:height="2.023cm" svg:x="0.127cm" svg:y="3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032cm" svg:height="1.905cm" svg:x="4.573cm" svg:y="0.382cm">
          <text:p text:style-name="P2"><text:span text:style-name="T1">Alterações n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.589cm" svg:y1="2.287cm" svg:x2="7.594cm" svg:y2="3.495cm" draw:start-shape="id1" draw:start-glue-point="2" svg:d="M7589 2287v854h5v354" svg:viewBox="0 0 6 1209">
          <text:p/>
        </draw:connector>
        <draw:custom-shape draw:style-name="gr5" draw:text-style-name="P6" draw:layer="layout" svg:width="3.175cm" svg:height="2.388cm" svg:x="6.011cm" svg:y="3.535cm">
          <text:p text:style-name="P5"><text:span text:style-name="T2">Git reset</text:span><text:span text:style-name="T3">:</text:span></text:p>
          <text:p text:style-name="P5"><text:span text:style-name="T3">Move HEAD, apaga ou conserva commits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492cm" svg:height="1.433cm" svg:x="0.127cm" svg:y="3.701cm">
          <draw:text-box>
            <text:p text:style-name="P7"><text:span text:style-name="T2">Git revert: </text:span></text:p>
            <text:p text:style-name="P7"><text:span text:style-name="T3">Cria novo commit que desfaz algo</text:span></text:p>
          </draw:text-box>
        </draw:frame>
        <draw:connector draw:style-name="gr7" draw:text-style-name="P4" draw:layer="layout" svg:x1="7.589cm" svg:y1="2.287cm" svg:x2="1.873cm" svg:y2="3.583cm" draw:start-shape="id1" draw:start-glue-point="2" draw:end-shape="id2" draw:end-glue-point="0" svg:d="M7589 2287v647h-5716v649" svg:viewBox="0 0 5717 1297">
          <text:p/>
        </draw:connector>
        <draw:frame draw:style-name="gr8" draw:text-style-name="P8" xml:id="id3" draw:id="id3" draw:layer="layout" svg:width="3.81cm" svg:height="1.587cm" svg:x="10.922cm" svg:y="3.701cm">
          <draw:text-box>
            <text:p text:style-name="P7"><text:span text:style-name="T2">Git checkout: </text:span></text:p>
            <text:p text:style-name="P7"><text:span text:style-name="T3">Troca de branch ou restaura arquivos</text:span></text:p>
          </draw:text-box>
        </draw:frame>
        <draw:connector draw:style-name="gr9" draw:text-style-name="P4" draw:layer="layout" svg:x1="7.589cm" svg:y1="2.287cm" svg:x2="12.827cm" svg:y2="3.701cm" draw:start-shape="id1" draw:start-glue-point="2" draw:end-shape="id3" draw:end-glue-point="0" svg:d="M7589 2287v707h5238v707" svg:viewBox="0 0 5239 141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59cm" fo:page-height="6.2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4:37:43.053990335</meta:creation-date>
    <dc:date>2025-09-08T09:10:13.280618734</dc:date>
    <meta:editing-duration>PT10M38S</meta:editing-duration>
    <meta:editing-cycles>4</meta:editing-cycles>
    <meta:generator>LibreOffice/24.2.7.2$Linux_X86_64 LibreOffice_project/420$Build-2</meta:generator>
    <meta:document-statistic meta:object-count="9"/>
  </office:meta>
</office:document-meta>
</file>